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01e" officeooo:paragraph-rsid="0016a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 :</text:p>
      <text:p text:style-name="P1">SELECT Nom_Pays, COUNT(Code_Editeur) AS NmbEditeur </text:p>
      <text:p text:style-name="P1">FROM Pays</text:p>
      <text:p text:style-name="P1">LEFT OUTER JOIN Editeur ON Pays.Code_Pays=Editeur.Code_Pays</text:p>
      <text:p text:style-name="P1">GROUP BY Nom_Pays</text:p>
      <text:p text:style-name="P1"/>
      <text:p text:style-name="P1">2 :</text:p>
      <text:p text:style-name="P1">select count(distinct Musicien.Code_Musicien) as nbMusiciens, Pays.Nom_Pays</text:p>
      <text:p text:style-name="P1">from Interpréter</text:p>
      <text:p text:style-name="P1">inner join Musicien on Musicien.Code_Musicien = Interpréter.Code_Musicien</text:p>
      <text:p text:style-name="P1">right outer join Pays on Pays.Code_Pays = Musicien.Code_Pays</text:p>
      <text:p text:style-name="P1">group by Pays.Nom_Pays</text:p>
      <text:p text:style-name="P1">order by Pays.Nom_Pays asc</text:p>
      <text:p text:style-name="P1"/>
      <text:p text:style-name="P1">3 :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6T08:33:40.272000000</meta:creation-date>
    <dc:date>2020-11-26T10:25:01.968000000</dc:date>
    <meta:editing-duration>PT1H41M11S</meta:editing-duration>
    <meta:editing-cycles>1</meta:editing-cycles>
    <meta:document-statistic meta:table-count="0" meta:image-count="0" meta:object-count="0" meta:page-count="1" meta:paragraph-count="13" meta:word-count="52" meta:character-count="417" meta:non-whitespace-character-count="377"/>
    <meta:generator>LibreOffice/6.4.4.2$Windows_X86_64 LibreOffice_project/3d775be2011f3886db32dfd395a6a6d1ca2630ff</meta:generator>
  </office:meta>
</office:document-meta>
</file>